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monospace" svg:font-family="'var font-monospace', 'Droid Sans Mono', monospace, monospace, 'Droid Sans Fallback'"/>
  </office:font-face-decls>
  <office:automatic-styles>
    <style:style style:name="P1" style:family="paragraph" style:parent-style-name="Standard">
      <style:text-properties officeooo:rsid="00174c39" officeooo:paragraph-rsid="00174c39"/>
    </style:style>
    <style:style style:name="P2" style:family="paragraph" style:parent-style-name="Standard">
      <style:paragraph-properties style:line-height-at-least="0.503cm"/>
      <style:text-properties fo:color="#5c6773" loext:opacity="100%" style:font-name="var font-monospace" fo:font-size="10.5pt" fo:font-weight="normal" fo:background-color="#fbfcfd"/>
    </style:style>
    <style:style style:name="P3" style:family="paragraph" style:parent-style-name="Standard">
      <style:text-properties fo:color="#5c6773" loext:opacity="100%" style:font-name="var font-monospace" fo:font-size="10.5pt" fo:font-weight="normal" officeooo:rsid="00174c39" officeooo:paragraph-rsid="00174c39" fo:background-color="#fbfcfd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style:use-window-font-color="true" loext:opacity="0%" style:font-name="var font-monospace" fo:font-size="10.5pt" fo:font-weight="normal" officeooo:rsid="00174c39" officeooo:paragraph-rsid="00174c39" fo:background-color="#fbfcfd"/>
    </style:style>
    <style:style style:name="T1" style:family="text">
      <style:text-properties fo:color="#f2590c" loext:opacity="100%"/>
    </style:style>
    <style:style style:name="T2" style:family="text">
      <style:text-properties fo:color="#41a6d9" loext:opacity="100%"/>
    </style:style>
    <style:style style:name="T3" style:family="text">
      <style:text-properties fo:color="#86b300" loext:opacity="100%"/>
    </style:style>
    <style:style style:name="T4" style:family="text">
      <style:text-properties fo:color="#f08c36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) Contador de Pessoas</text:p>
      <text:p text:style-name="P1"/>
      <text:p text:style-name="P3"><text:span text:style-name="T1">import</text:span> <text:span text:style-name="T2">React</text:span>, { useState } <text:span text:style-name="T1">from</text:span> <text:span text:style-name="T3">'react'</text:span>;</text:p>
      <text:p text:style-name="P2"><text:span text:style-name="T1">import</text:span> { <text:span text:style-name="T2">View</text:span>, <text:span text:style-name="T2">Text</text:span>, <text:span text:style-name="T2">Button</text:span>, <text:span text:style-name="T2">StyleSheet</text:span> } <text:span text:style-name="T1">from</text:span> <text:span text:style-name="T3">'react-native'</text:span>;</text:p>
      <text:p text:style-name="P4"/>
      <text:p text:style-name="P2"><text:span text:style-name="T1">function</text:span> <text:span text:style-name="T2">ContadorApp</text:span>() {</text:p>
      <text:p text:style-name="P2"><text:span text:style-name="T1">const</text:span> [count, setCount] = useState(<text:span text:style-name="T4">0</text:span>);</text:p>
      <text:p text:style-name="P4"/>
      <text:p text:style-name="P2"><text:span text:style-name="T1">function</text:span> increment() {</text:p>
      <text:p text:style-name="P2">setCount(count + <text:span text:style-name="T4">1</text:span>);</text:p>
      <text:p text:style-name="P2">}</text:p>
      <text:p text:style-name="P4"/>
      <text:p text:style-name="P2"><text:span text:style-name="T1">function</text:span> decrement() {</text:p>
      <text:p text:style-name="P2"><text:span text:style-name="T1">if</text:span> (count &gt; <text:span text:style-name="T4">0</text:span>) {</text:p>
      <text:p text:style-name="P2">setCount(count - <text:span text:style-name="T4">1</text:span>);</text:p>
      <text:p text:style-name="P2">}</text:p>
      <text:p text:style-name="P2">}</text:p>
      <text:p text:style-name="P4"/>
      <text:p text:style-name="P2"><text:span text:style-name="T1">return</text:span> (</text:p>
      <text:p text:style-name="P2">&lt;<text:span text:style-name="T2">View</text:span> style={styles.container}&gt;</text:p>
      <text:p text:style-name="P2">&lt;<text:span text:style-name="T2">Text</text:span> style={styles.title}&gt;<text:span text:style-name="T2">Contador</text:span>&lt;/<text:span text:style-name="T2">Text</text:span>&gt;</text:p>
      <text:p text:style-name="P2">&lt;<text:span text:style-name="T2">View</text:span> style={styles.countContainer}&gt;</text:p>
      <text:p text:style-name="P2">&lt;<text:span text:style-name="T2">Text</text:span> style={styles.count}&gt;{count}&lt;/<text:span text:style-name="T2">Text</text:span>&gt;</text:p>
      <text:p text:style-name="P2">&lt;/<text:span text:style-name="T2">View</text:span>&gt;</text:p>
      <text:p text:style-name="P2">&lt;<text:span text:style-name="T2">View</text:span> style={styles.buttonContainer}&gt;</text:p>
      <text:p text:style-name="P2">&lt;<text:span text:style-name="T2">Button</text:span> title=<text:span text:style-name="T3">"Incrementar"</text:span> onPress={increment} color=<text:span text:style-name="T3">"blue"</text:span> /&gt;</text:p>
      <text:p text:style-name="P2">&lt;<text:span text:style-name="T2">View</text:span> style={styles.spacing}&gt;&lt;/<text:span text:style-name="T2">View</text:span>&gt;</text:p>
      <text:p text:style-name="P2">&lt;<text:span text:style-name="T2">Button</text:span> title=<text:span text:style-name="T3">"Decrementar"</text:span> onPress={decrement} color=<text:span text:style-name="T3">"red"</text:span> /&gt;</text:p>
      <text:p text:style-name="P2">&lt;/<text:span text:style-name="T2">View</text:span>&gt;</text:p>
      <text:p text:style-name="P2">&lt;/<text:span text:style-name="T2">View</text:span>&gt;</text:p>
      <text:p text:style-name="P2">);</text:p>
      <text:p text:style-name="P2">}</text:p>
      <text:p text:style-name="P4"/>
      <text:p text:style-name="P2"><text:span text:style-name="T1">const</text:span> styles = <text:span text:style-name="T2">StyleSheet</text:span>.create({</text:p>
      <text:p text:style-name="P2">container: {</text:p>
      <text:p text:style-name="P2">flex: <text:span text:style-name="T4">1</text:span>,</text:p>
      <text:p text:style-name="P2">justifyContent: <text:span text:style-name="T3">'center'</text:span>,</text:p>
      <text:p text:style-name="P2">alignItems: <text:span text:style-name="T3">'center'</text:span>,</text:p>
      <text:p text:style-name="P2">},</text:p>
      <text:p text:style-name="P2">title: {</text:p>
      <text:p text:style-name="P2">fontSize: <text:span text:style-name="T4">24</text:span>,</text:p>
      <text:p text:style-name="P2">marginBottom: <text:span text:style-name="T4">20</text:span>,</text:p>
      <text:p text:style-name="P2">},</text:p>
      <text:p text:style-name="P2">countContainer: {</text:p>
      <text:p text:style-name="P2">backgroundColor: <text:span text:style-name="T3">'lightgray'</text:span>,</text:p>
      <text:p text:style-name="P2">padding: <text:span text:style-name="T4">20</text:span>,</text:p>
      <text:p text:style-name="P2">borderRadius: <text:span text:style-name="T4">10</text:span>,</text:p>
      <text:p text:style-name="P2">},</text:p>
      <text:p text:style-name="P2">count: {</text:p>
      <text:p text:style-name="P2">fontSize: <text:span text:style-name="T4">36</text:span>,</text:p>
      <text:p text:style-name="P2">fontWeight: <text:span text:style-name="T3">'bold'</text:span>,</text:p>
      <text:p text:style-name="P2"><text:soft-page-break/>color: <text:span text:style-name="T3">'black'</text:span>,</text:p>
      <text:p text:style-name="P2">},</text:p>
      <text:p text:style-name="P2">buttonContainer: {</text:p>
      <text:p text:style-name="P2">marginTop: <text:span text:style-name="T4">20</text:span>,</text:p>
      <text:p text:style-name="P2">flexDirection: <text:span text:style-name="T3">'row'</text:span>,</text:p>
      <text:p text:style-name="P2">justifyContent: <text:span text:style-name="T3">'space-between'</text:span>,</text:p>
      <text:p text:style-name="P2">},</text:p>
      <text:p text:style-name="P2">spacing: {</text:p>
      <text:p text:style-name="P2">width: <text:span text:style-name="T4">20</text:span>,</text:p>
      <text:p text:style-name="P2">},</text:p>
      <text:p text:style-name="P2">});</text:p>
      <text:p text:style-name="P4"/>
      <text:p text:style-name="P2"><text:span text:style-name="T1">export</text:span> <text:span text:style-name="T1">default</text:span> <text:span text:style-name="T2">ContadorApp</text:span>;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monospace" svg:font-family="'var font-monospace'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09:55:22.605842643</meta:creation-date>
    <dc:date>2023-10-07T10:00:37.510213578</dc:date>
    <meta:editing-duration>PT5M16S</meta:editing-duration>
    <meta:editing-cycles>1</meta:editing-cycles>
    <meta:document-statistic meta:table-count="0" meta:image-count="0" meta:object-count="0" meta:page-count="2" meta:paragraph-count="57" meta:word-count="133" meta:character-count="1084" meta:non-whitespace-character-count="1008"/>
    <meta:generator>LibreOffice/7.5.6.2$Linux_X86_64 LibreOffice_project/50$Build-2</meta:generator>
  </office:meta>
</office:document-meta>
</file>